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StreamingIntegrationTests.smileStreaming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Configuration.jsonStreaming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cksonStreamingIntegrationTests.startServer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on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StreamingController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StreamingIntegrationTests.jsonStreaming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cksonStreamingIntegrationTests.createHtt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